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3"/>
          <table:table-cell office:value-type="string" table:style-name="ce2">
            <text:p>proctime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3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3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24.6" table:style-name="ce8">
            <text:p>24,60</text:p>
          </table:table-cell>
          <table:table-cell table:style-name="ce1"/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1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12.8" table:style-name="ce7">
            <text:p>12,8</text:p>
          </table:table-cell>
          <table:table-cell table:style-name="ce1"/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3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A</text:p>
          </table:table-cell>
          <table:table-cell office:value-type="string" table:style-name="ce7">
            <text:p>E4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7">
            <text:p>E4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B</text:p>
          </table:table-cell>
          <table:table-cell office:value-type="string" table:style-name="ce7">
            <text:p>E2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1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7">
            <text:p>B</text:p>
          </table:table-cell>
          <table:table-cell office:value-type="string" table:style-name="ce7">
            <text:p>E4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1637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5-11T14:25:59Z</dc:date>
    <meta:editing-cycles>5</meta:editing-cycles>
    <meta:editing-duration>PT16S</meta:editing-duration>
  </office:meta>
</office:document-meta>
</file>